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F0000024FF61B8D187C6D09B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
      <style:table-properties style:width="17.595cm" fo:margin-left="0cm" style:page-number="auto" table:align="left"/>
    </style:style>
    <style:style style:name="Tabla1.A" style:family="table-column">
      <style:table-column-properties style:column-width="11.589cm"/>
    </style:style>
    <style:style style:name="Tabla1.B" style:family="table-column">
      <style:table-column-properties style:column-width="6.006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2" style:family="table" style:master-page-name="">
      <style:table-properties style:width="17.595cm" fo:margin-left="0cm" style:page-number="auto" table:align="left"/>
    </style:style>
    <style:style style:name="Tabla2.A" style:family="table-column">
      <style:table-column-properties style:column-width="11.589cm"/>
    </style:style>
    <style:style style:name="Tabla2.B" style:family="table-column">
      <style:table-column-properties style:column-width="6.0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s" fo:country="ES" fo:font-weight="bold" officeooo:paragraph-rsid="00001d77" style:font-weight-asian="bold"/>
    </style:style>
    <style:style style:name="P3" style:family="paragraph" style:parent-style-name="Standard">
      <style:paragraph-properties fo:line-height="150%" fo:text-align="justify" style:justify-single-word="false"/>
      <style:text-properties style:font-name="Calibri" fo:font-size="11pt" fo:language="es" fo:country="ES" fo:font-weight="bold" officeooo:rsid="0006c358" officeooo:paragraph-rsid="0009c8f9" style:font-size-asian="9.60000038146973pt" style:font-weight-asian="bold" style:font-size-complex="11pt" style:font-weight-complex="normal"/>
    </style:style>
    <style:style style:name="P4" style:family="paragraph" style:parent-style-name="Standard">
      <style:paragraph-properties fo:line-height="115%" fo:text-align="justify" style:justify-single-word="false"/>
      <style:text-properties style:font-name="Calibri" fo:font-size="12pt" fo:language="es" fo:country="ES" fo:font-weight="normal" officeooo:rsid="0001a986" officeooo:paragraph-rsid="00109a04"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style:font-name="Calibri" fo:font-size="12pt" fo:language="es" fo:country="ES" fo:font-weight="normal" officeooo:rsid="0006c358" officeooo:paragraph-rsid="00109a04"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09a04"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1dbcd"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Calibri" fo:font-size="12pt" fo:language="es" fo:country="ES" fo:font-style="normal" fo:font-weight="normal" officeooo:rsid="0011dbcd" officeooo:paragraph-rsid="00134bd8"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Calibri" fo:font-size="12pt" fo:language="es" fo:country="ES" fo:font-style="normal" fo:font-weight="normal" officeooo:rsid="00134bd8" officeooo:paragraph-rsid="00134bd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fo:font-size="40pt" fo:font-weight="bold" officeooo:paragraph-rsid="00045d5d" style:font-size-asian="40pt" style:font-weight-asian="bold" style:font-size-complex="40pt"/>
    </style:style>
    <style:style style:name="P11" style:family="paragraph" style:parent-style-name="Standard">
      <style:paragraph-properties fo:line-height="115%" fo:text-align="justify" style:justify-single-word="false"/>
      <style:text-properties fo:font-size="12pt" officeooo:paragraph-rsid="00109a04" style:font-size-asian="12pt" style:font-size-complex="12pt"/>
    </style:style>
    <style:style style:name="P12" style:family="paragraph" style:parent-style-name="Standard">
      <style:paragraph-properties fo:line-height="115%" fo:text-align="justify" style:justify-single-word="false"/>
      <style:text-properties fo:font-size="12pt" officeooo:paragraph-rsid="00134bd8" style:font-size-asian="12pt" style:font-size-complex="12pt"/>
    </style:style>
    <style:style style:name="P13" style:family="paragraph" style:parent-style-name="Standard">
      <style:paragraph-properties fo:line-height="115%" fo:text-align="justify" style:justify-single-word="false"/>
      <style:text-properties fo:font-size="12pt" officeooo:rsid="00109a04" officeooo:paragraph-rsid="00109a04" style:font-size-asian="12pt" style:font-size-complex="12pt"/>
    </style:style>
    <style:style style:name="P14" style:family="paragraph" style:parent-style-name="Standard">
      <style:paragraph-properties fo:line-height="115%" fo:text-align="justify" style:justify-single-word="false"/>
      <style:text-properties fo:font-size="12pt" officeooo:rsid="0011dbcd" officeooo:paragraph-rsid="00134bd8" style:font-size-asian="12pt" style:font-size-complex="12pt"/>
    </style:style>
    <style:style style:name="P15" style:family="paragraph" style:parent-style-name="Standard" style:master-page-name="">
      <loext:graphic-properties draw:fill="none"/>
      <style:paragraph-properties fo:margin-left="10.8cm" fo:margin-right="0cm" fo:line-height="150%" fo:text-align="start" style:justify-single-word="false" fo:text-indent="0cm" style:auto-text-indent="false" style:page-number="auto" fo:background-color="transparent"/>
      <style:text-properties fo:language="es" fo:country="ES" fo:font-weight="bold" officeooo:paragraph-rsid="00001d77" style:font-weight-asian="bold"/>
    </style:style>
    <style:style style:name="P16"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rsid="00061fe9" officeooo:paragraph-rsid="00061fe9" fo:background-color="transparent" style:font-weight-asian="bold"/>
    </style:style>
    <style:style style:name="P17"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paragraph-rsid="00001d77" style:font-weight-asian="bold"/>
    </style:style>
    <style:style style:name="P18" style:family="paragraph" style:parent-style-name="Standard" style:master-page-name="">
      <loext:graphic-properties draw:fill="none"/>
      <style:paragraph-properties fo:margin-left="10.1cm" fo:margin-right="0cm" fo:line-height="150%" fo:text-align="start" style:justify-single-word="false" fo:text-indent="0cm" style:auto-text-indent="false" style:page-number="auto" fo:background-color="transparent"/>
      <style:text-properties fo:language="es" fo:country="ES" fo:font-weight="bold" officeooo:paragraph-rsid="00061fe9" style:font-weight-asian="bold"/>
    </style:style>
    <style:style style:name="P19" style:family="paragraph" style:parent-style-name="Text_20_body">
      <style:text-properties fo:font-size="40pt" fo:language="es" fo:country="ES" style:font-size-asian="40pt" style:font-size-complex="40pt"/>
    </style:style>
    <style:style style:name="P20" style:family="paragraph" style:parent-style-name="Text_20_body">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21" style:family="paragraph" style:parent-style-name="Text_20_body">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2" style:family="paragraph" style:parent-style-name="Text_20_body">
      <style:text-properties officeooo:paragraph-rsid="00089260"/>
    </style:style>
    <style:style style:name="P23" style:family="paragraph" style:parent-style-name="Text_20_body">
      <style:text-properties fo:language="es" fo:country="ES" officeooo:paragraph-rsid="0005f8f3"/>
    </style:style>
    <style:style style:name="P24" style:family="paragraph" style:parent-style-name="Text_20_body">
      <style:text-properties fo:language="es" fo:country="ES" officeooo:paragraph-rsid="0006c358"/>
    </style:style>
    <style:style style:name="P25" style:family="paragraph" style:parent-style-name="Text_20_body">
      <style:text-properties fo:language="es" fo:country="ES" officeooo:rsid="0015e39d" officeooo:paragraph-rsid="0006c358"/>
    </style:style>
    <style:style style:name="P26" style:family="paragraph" style:parent-style-name="Text_20_body">
      <style:paragraph-properties fo:line-height="115%"/>
      <style:text-properties fo:language="es" fo:country="ES" officeooo:paragraph-rsid="0006c358"/>
    </style:style>
    <style:style style:name="P27" style:family="paragraph" style:parent-style-name="Text_20_body">
      <style:paragraph-properties fo:line-height="115%" fo:text-align="justify" style:justify-single-word="false"/>
      <style:text-properties officeooo:rsid="00178dee" officeooo:paragraph-rsid="00178dee"/>
    </style:style>
    <style:style style:name="P28" style:family="paragraph" style:parent-style-name="Text_20_body">
      <style:paragraph-properties fo:line-height="115%" fo:text-align="justify" style:justify-single-word="false"/>
      <style:text-properties officeooo:paragraph-rsid="0015e39d"/>
    </style:style>
    <style:style style:name="P29" style:family="paragraph" style:parent-style-name="Text_20_body">
      <style:paragraph-properties fo:text-align="justify" style:justify-single-word="false"/>
      <style:text-properties style:font-name="Calibri" fo:font-size="12pt" fo:language="es" fo:country="ES" fo:font-weight="normal" officeooo:rsid="00134bd8" officeooo:paragraph-rsid="00193285" style:font-name-asian="Microsoft YaHei" style:font-size-asian="12pt" style:font-weight-asian="normal" style:font-name-complex="Mangal" style:font-size-complex="12pt" style:font-weight-complex="normal"/>
    </style:style>
    <style:style style:name="P30" style:family="paragraph" style:parent-style-name="Subtitle">
      <style:text-properties fo:font-size="22pt" fo:language="es" fo:country="ES" officeooo:rsid="0005d151" officeooo:paragraph-rsid="0005d151" style:font-size-asian="22pt" style:font-size-complex="22pt"/>
    </style:style>
    <style:style style:name="P31" style:family="paragraph" style:parent-style-name="Title">
      <style:text-properties fo:font-size="40pt" fo:language="es" fo:country="ES" style:font-size-asian="40pt" style:font-size-complex="40pt"/>
    </style:style>
    <style:style style:name="P32" style:family="paragraph" style:parent-style-name="Text_20_body">
      <style:paragraph-properties fo:margin-top="0cm" fo:margin-bottom="0.046cm" loext:contextual-spacing="false" fo:line-height="115%" fo:text-align="justify" style:justify-single-word="false"/>
      <style:text-properties style:font-name="Calibri" fo:font-size="12pt" fo:language="es" fo:country="ES" fo:font-weight="normal" officeooo:rsid="0006c358" officeooo:paragraph-rsid="000c12b0" style:font-size-asian="12pt" style:font-weight-asian="normal" style:font-size-complex="12pt" style:font-weight-complex="normal"/>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59cm" style:type="right" style:leader-style="dotted" style:leader-text="."/>
        </style:tab-stops>
      </style:paragraph-properties>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6c358" officeooo:paragraph-rsid="0009c8f9" style:font-size-asian="12pt" style:font-weight-asian="normal" style:font-size-complex="12pt"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9c8f9" officeooo:paragraph-rsid="0009c8f9" style:font-size-asian="12pt" style:font-weight-asian="normal" style:font-size-complex="12pt" style:font-weight-complex="normal"/>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Standard">
      <style:paragraph-properties fo:text-align="justify" style:justify-single-word="false"/>
      <style:text-properties officeooo:paragraph-rsid="001d7778"/>
    </style:style>
    <style:style style:name="P39" style:family="paragraph" style:parent-style-name="Heading_20_1">
      <style:text-properties fo:language="es" fo:country="ES" officeooo:paragraph-rsid="0005f8f3"/>
    </style:style>
    <style:style style:name="P40" style:family="paragraph" style:parent-style-name="Heading_20_1">
      <style:text-properties style:font-name="Liberation Sans" fo:font-size="18.2000007629395pt" fo:language="es" fo:country="ES" fo:font-weight="bold" officeooo:rsid="0006c358" officeooo:paragraph-rsid="0006c358"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text-properties officeooo:paragraph-rsid="00089260"/>
    </style:style>
    <style:style style:name="P43" style:family="paragraph" style:parent-style-name="Heading_20_2">
      <style:text-properties fo:language="es" fo:country="ES" officeooo:paragraph-rsid="0005f8f3"/>
    </style:style>
    <style:style style:name="P44" style:family="paragraph" style:parent-style-name="Heading_20_2">
      <style:text-properties fo:language="es" fo:country="ES" officeooo:rsid="0006c358" officeooo:paragraph-rsid="0006c358"/>
    </style:style>
    <style:style style:name="P45" style:family="paragraph" style:parent-style-name="Heading_20_2">
      <style:text-properties officeooo:rsid="0006c358" officeooo:paragraph-rsid="0006c358"/>
    </style:style>
    <style:style style:name="P46" style:family="paragraph" style:parent-style-name="Heading_20_2">
      <style:text-properties style:font-name="Liberation Sans" fo:font-size="16.1000003814697pt" fo:language="es" fo:country="ES" fo:font-weight="bold" officeooo:rsid="0006c358" officeooo:paragraph-rsid="0006c358"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style:font-name="Liberation Sans" fo:font-size="16.1000003814697pt" fo:language="es" fo:country="ES" fo:font-weight="bold" officeooo:rsid="0006c358" officeooo:paragraph-rsid="00089260"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50" style:family="paragraph" style:parent-style-name="Heading_20_3">
      <style:text-properties fo:language="es" fo:country="ES" officeooo:paragraph-rsid="0006c358"/>
    </style:style>
    <style:style style:name="P51" style:family="paragraph" style:parent-style-name="Heading_20_3">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52" style:family="paragraph" style:parent-style-name="Text_20_body">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53" style:family="paragraph" style:parent-style-name="Text_20_body">
      <style:paragraph-properties fo:text-align="justify" style:justify-single-word="false"/>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54" style:family="paragraph" style:parent-style-name="Text_20_body">
      <style:paragraph-properties fo:text-align="justify" style:justify-single-word="false"/>
      <style:text-properties style:font-name="Liberation Sans" fo:font-size="18.2000007629395pt" fo:language="es" fo:country="ES" fo:font-weight="bold" officeooo:rsid="0023251d" officeooo:paragraph-rsid="0023251d" style:font-name-asian="Microsoft YaHei" style:font-size-asian="18.2000007629395pt" style:font-weight-asian="bold" style:font-name-complex="Mangal" style:font-size-complex="18.2000007629395pt" style:font-weight-complex="bold"/>
    </style:style>
    <style:style style:name="P55" style:family="paragraph" style:parent-style-name="Text_20_body">
      <style:paragraph-properties fo:text-align="justify" style:justify-single-word="false"/>
      <style:text-properties style:font-name="Liberation Sans" fo:font-size="18.2000007629395pt" fo:language="es" fo:country="ES" fo:font-weight="bold" officeooo:rsid="0023e457" officeooo:paragraph-rsid="0023e457" fo:background-color="#fff200" style:font-name-asian="Microsoft YaHei" style:font-size-asian="18.2000007629395pt" style:font-weight-asian="bold" style:font-name-complex="Mangal" style:font-size-complex="18.2000007629395pt" style:font-weight-complex="bold"/>
    </style:style>
    <style:style style:name="P56" style:family="paragraph" style:parent-style-name="Text_20_body">
      <style:paragraph-properties fo:text-align="justify" style:justify-single-word="false"/>
      <style:text-properties style:font-name="Calibri" fo:font-size="12pt" fo:language="es" fo:country="ES" fo:font-style="normal" fo:font-weight="normal" officeooo:rsid="00134bd8" officeooo:paragraph-rsid="00193285" style:font-name-asian="Microsoft YaHei" style:font-size-asian="12pt" style:font-style-asian="normal" style:font-weight-asian="normal" style:font-name-complex="Mangal" style:font-size-complex="12pt" style:font-style-complex="normal" style:font-weight-complex="normal"/>
    </style:style>
    <style:style style:name="P57" style:family="paragraph" style:parent-style-name="Text_20_body">
      <style:paragraph-properties fo:text-align="justify" style:justify-single-word="false"/>
      <style:text-properties style:font-name="Calibri" fo:font-size="12pt" fo:language="es" fo:country="ES" fo:font-style="normal" fo:font-weight="normal" officeooo:rsid="001ac4b7" officeooo:paragraph-rsid="001ac4b7" style:font-name-asian="Microsoft YaHei" style:font-size-asian="12pt" style:font-style-asian="normal" style:font-weight-asian="normal" style:font-name-complex="Mangal" style:font-size-complex="12pt" style:font-style-complex="normal" style:font-weight-complex="normal"/>
    </style:style>
    <style:style style:name="P58" style:family="paragraph" style:parent-style-name="Text_20_body">
      <style:paragraph-properties fo:text-align="justify" style:justify-single-word="false"/>
      <style:text-properties fo:color="#000000" style:font-name="Calibri" fo:font-size="12pt" fo:language="es" fo:country="ES" fo:font-style="normal" fo:font-weight="normal" officeooo:rsid="001d7778" officeooo:paragraph-rsid="0006c358" style:font-name-asian="Microsoft YaHei" style:font-size-asian="12pt" style:font-style-asian="normal" style:font-weight-asian="normal" style:font-name-complex="Mangal" style:font-size-complex="12pt" style:font-style-complex="normal" style:font-weight-complex="normal"/>
    </style:style>
    <style:style style:name="P59" style:family="paragraph" style:parent-style-name="Text_20_body">
      <style:text-properties fo:color="#000000" style:font-name="Calibri" fo:font-size="12pt" fo:language="es" fo:country="ES" fo:font-style="normal" fo:font-weight="normal" officeooo:rsid="001d7778" officeooo:paragraph-rsid="002090c8" style:font-name-asian="Microsoft YaHei" style:font-size-asian="12pt" style:font-style-asian="normal" style:font-weight-asian="normal" style:font-name-complex="Mangal" style:font-size-complex="12pt" style:font-style-complex="normal" style:font-weight-complex="normal"/>
    </style:style>
    <style:style style:name="P60" style:family="paragraph" style:parent-style-name="Table_20_Contents">
      <style:text-properties style:font-name="Calibri" fo:font-size="12pt" fo:language="es" fo:country="ES" officeooo:rsid="002090c8" officeooo:paragraph-rsid="002090c8" style:font-name-asian="Microsoft YaHei" style:font-size-asian="12pt" style:font-name-complex="Mangal" style:font-size-complex="12pt"/>
    </style:style>
    <style:style style:name="P61" style:family="paragraph" style:parent-style-name="Table_20_Contents">
      <style:text-properties style:font-name="Calibri" fo:font-size="12pt" fo:language="es" fo:country="ES" officeooo:rsid="002097b2" officeooo:paragraph-rsid="002097b2" style:font-name-asian="Microsoft YaHei" style:font-size-asian="12pt" style:font-name-complex="Mangal" style:font-size-complex="12pt"/>
    </style:style>
    <style:style style:name="P62" style:family="paragraph" style:parent-style-name="Table_20_Contents">
      <style:text-properties style:font-name="Calibri" fo:font-size="12pt" fo:language="es" fo:country="ES" officeooo:rsid="002097b2" officeooo:paragraph-rsid="0021ce44" style:font-name-asian="Microsoft YaHei" style:font-size-asian="12pt" style:font-name-complex="Mangal" style:font-size-complex="12pt"/>
    </style:style>
    <style:style style:name="P63" style:family="paragraph" style:parent-style-name="Table_20_Contents">
      <style:text-properties style:font-name="Calibri" fo:font-size="12pt" fo:language="es" fo:country="ES" officeooo:rsid="0021ce44" officeooo:paragraph-rsid="0021ce44" style:font-name-asian="Microsoft YaHei" style:font-size-asian="12pt" style:font-name-complex="Mangal" style:font-size-complex="12pt"/>
    </style:style>
    <style:style style:name="P64" style:family="paragraph" style:parent-style-name="Table_20_Contents">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65" style:family="paragraph" style:parent-style-name="Table_20_Contents">
      <style:paragraph-properties fo:text-align="center" style:justify-single-word="false"/>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66" style:family="paragraph" style:parent-style-name="Table_20_Contents">
      <style:text-properties style:font-name="Calibri" fo:font-size="12pt" fo:language="es" fo:country="ES" fo:font-weight="bold" officeooo:rsid="002097b2" officeooo:paragraph-rsid="002097b2" style:font-name-asian="Microsoft YaHei" style:font-size-asian="12pt" style:font-weight-asian="bold" style:font-name-complex="Mangal" style:font-size-complex="12pt" style:font-weight-complex="bold"/>
    </style:style>
    <style:style style:name="P67" style:family="paragraph" style:parent-style-name="Table_20_Contents">
      <style:text-properties style:font-name="Calibri" fo:font-size="12pt" fo:language="es" fo:country="ES" fo:font-weight="bold" officeooo:rsid="0021ce44" officeooo:paragraph-rsid="0021ce44" style:font-name-asian="Microsoft YaHei" style:font-size-asian="12pt" style:font-weight-asian="bold" style:font-name-complex="Mangal" style:font-size-complex="12pt" style:font-weight-complex="bold"/>
    </style:style>
    <style:style style:name="P6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Calibri" fo:font-size="12pt" fo:language="es" fo:country="ES" officeooo:rsid="002097b2" officeooo:paragraph-rsid="002097b2" style:font-name-asian="Microsoft YaHei" style:font-size-asian="12pt" style:font-name-complex="Mangal" style:font-size-complex="12pt"/>
    </style:style>
    <style:style style:name="T1" style:family="text">
      <style:text-properties fo:language="es" fo:country="ES"/>
    </style:style>
    <style:style style:name="T2" style:family="text">
      <style:text-properties fo:language="es" fo:country="ES" officeooo:rsid="0006c358"/>
    </style:style>
    <style:style style:name="T3" style:family="text">
      <style:text-properties style:font-name="Calibri" fo:font-size="11pt" fo:language="es" fo:country="ES" fo:font-weight="normal" officeooo:rsid="0006c358" style:font-name-asian="Microsoft YaHei" style:font-size-asian="9.60000038146973pt" style:font-weight-asian="normal" style:font-name-complex="Mangal" style:font-size-complex="11pt" style:font-weight-complex="normal"/>
    </style:style>
    <style:style style:name="T4" style:family="text">
      <style:text-properties style:font-name="Calibri" fo:font-size="11pt" fo:language="es" fo:country="ES" fo:font-weight="normal" officeooo:rsid="000b9b96" style:font-name-asian="Microsoft YaHei" style:font-size-asian="9.60000038146973pt" style:font-weight-asian="normal" style:font-name-complex="Mangal" style:font-size-complex="11pt" style:font-weight-complex="normal"/>
    </style:style>
    <style:style style:name="T5" style:family="text">
      <style:text-properties style:font-name="Calibri" fo:language="es" fo:country="ES" fo:font-style="normal" fo:font-weight="normal" style:font-style-asian="normal" style:font-weight-asian="normal" style:font-style-complex="normal" style:font-weight-complex="normal"/>
    </style:style>
    <style:style style:name="T6" style:family="text">
      <style:text-properties style:font-name="Calibri" fo:language="es" fo:country="ES" fo:font-style="normal" fo:font-weight="normal" officeooo:rsid="00134bd8" style:font-style-asian="normal" style:font-weight-asian="normal" style:font-style-complex="normal" style:font-weight-complex="normal"/>
    </style:style>
    <style:style style:name="T7" style:family="text">
      <style:text-properties style:font-name="Calibri" fo:language="es" fo:country="ES" fo:font-style="normal" fo:font-weight="normal" officeooo:rsid="00109a04" style:font-style-asian="normal" style:font-weight-asian="normal" style:font-style-complex="normal" style:font-weight-complex="normal"/>
    </style:style>
    <style:style style:name="T8" style:family="text">
      <style:text-properties style:font-name="Calibri" fo:language="es" fo:country="ES" fo:font-style="normal" fo:font-weight="normal" officeooo:rsid="0013636f" style:font-style-asian="normal" style:font-weight-asian="normal" style:font-style-complex="normal" style:font-weight-complex="normal"/>
    </style:style>
    <style:style style:name="T9" style:family="text">
      <style:text-properties style:font-name="Calibri" fo:language="es" fo:country="ES" fo:font-weight="normal" style:font-weight-asian="normal" style:font-weight-complex="normal"/>
    </style:style>
    <style:style style:name="T10" style:family="text">
      <style:text-properties style:font-name="Calibri" fo:language="es" fo:country="ES" fo:font-weight="normal" officeooo:rsid="00001d77" style:font-weight-asian="normal" style:font-weight-complex="normal"/>
    </style:style>
    <style:style style:name="T11" style:family="text">
      <style:text-properties style:font-name="Calibri" fo:language="es" fo:country="ES" fo:font-weight="normal" officeooo:rsid="0001a986" style:font-weight-asian="normal" style:font-weight-complex="normal"/>
    </style:style>
    <style:style style:name="T12" style:family="text">
      <style:text-properties style:font-name="Calibri" fo:language="es" fo:country="ES" fo:font-weight="normal" officeooo:rsid="000f89a2" style:font-weight-asian="normal" style:font-weight-complex="normal"/>
    </style:style>
    <style:style style:name="T13" style:family="text">
      <style:text-properties style:font-name="Calibri" fo:language="es" fo:country="ES" fo:font-weight="normal" officeooo:rsid="00109a04" style:font-weight-asian="normal" style:font-weight-complex="normal"/>
    </style:style>
    <style:style style:name="T14" style:family="text">
      <style:text-properties style:font-name="Calibri" fo:language="es" fo:country="ES" fo:font-weight="normal" officeooo:rsid="0006c358" style:font-weight-asian="normal" style:font-weight-complex="normal"/>
    </style:style>
    <style:style style:name="T15" style:family="text">
      <style:text-properties style:font-name="Calibri" fo:language="es" fo:country="ES" fo:font-weight="normal" officeooo:rsid="0011dbcd" style:font-weight-asian="normal" style:font-weight-complex="normal"/>
    </style:style>
    <style:style style:name="T16" style:family="text">
      <style:text-properties style:font-name="Calibri" fo:language="es" fo:country="ES" fo:font-style="italic" fo:font-weight="normal" style:font-style-asian="italic" style:font-weight-asian="normal" style:font-style-complex="italic" style:font-weight-complex="normal"/>
    </style:style>
    <style:style style:name="T17" style:family="text">
      <style:text-properties style:font-name="Calibri" fo:language="es" fo:country="ES" fo:font-style="italic" fo:font-weight="normal" officeooo:rsid="0001a986" style:font-style-asian="italic" style:font-weight-asian="normal" style:font-style-complex="italic" style:font-weight-complex="normal"/>
    </style:style>
    <style:style style:name="T18" style:family="text">
      <style:text-properties style:font-name="Calibri" fo:language="es" fo:country="ES" fo:font-style="italic" fo:font-weight="normal" officeooo:rsid="00109a04" style:font-style-asian="italic" style:font-weight-asian="normal" style:font-style-complex="italic" style:font-weight-complex="normal"/>
    </style:style>
    <style:style style:name="T19" style:family="text">
      <style:text-properties style:font-name="Calibri" fo:language="es" fo:country="ES" fo:font-style="italic" fo:font-weight="normal" officeooo:rsid="0013636f" style:font-style-asian="italic" style:font-weight-asian="normal" style:font-style-complex="italic" style:font-weight-complex="normal"/>
    </style:style>
    <style:style style:name="T20" style:family="text">
      <style:text-properties style:font-name="Calibri" fo:language="es" fo:country="ES" fo:font-style="italic" fo:font-weight="normal" officeooo:rsid="00134bd8" style:font-style-asian="italic" style:font-weight-asian="normal" style:font-style-complex="italic" style:font-weight-complex="normal"/>
    </style:style>
    <style:style style:name="T21" style:family="text">
      <style:text-properties style:font-name="Calibri" fo:font-size="12pt" fo:language="es" fo:country="ES"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Calibri" fo:font-size="12pt" fo:language="es" fo:country="ES" fo:font-style="normal" fo:font-weight="normal" officeooo:rsid="00134bd8" style:font-size-asian="12pt" style:font-style-asian="normal" style:font-weight-asian="normal" style:font-size-complex="12pt" style:font-style-complex="normal" style:font-weight-complex="normal"/>
    </style:style>
    <style:style style:name="T23" style:family="text">
      <style:text-properties fo:color="#000000" style:font-name="Georgia" fo:font-size="12pt" style:font-size-asian="12pt"/>
    </style:style>
    <style:style style:name="T24" style:family="text">
      <style:text-properties fo:color="#000000" style:font-name="Georgia" fo:font-size="14pt" fo:font-weight="normal" style:font-size-asian="14pt" style:font-weight-asian="normal"/>
    </style:style>
    <style:style style:name="T25" style:family="text">
      <style:text-properties fo:color="#000000" style:font-name="Georgia" fo:font-size="14pt" fo:font-weight="normal" officeooo:rsid="00061fe9" style:font-size-asian="14pt" style:font-weight-asian="normal"/>
    </style:style>
    <style:style style:name="T26" style:family="text">
      <style:text-properties fo:color="#000000" style:font-name="Georgia" fo:font-size="14pt" fo:font-weight="normal" officeooo:rsid="00061fe9" fo:background-color="transparent" loext:char-shading-value="0" style:font-size-asian="14pt" style:font-weight-asian="normal"/>
    </style:style>
    <style:style style:name="T27" style:family="text">
      <style:text-properties fo:color="#000000" style:font-name="Georgia" fo:font-size="14pt" style:font-size-asian="14pt"/>
    </style:style>
    <style:style style:name="T28" style:family="text">
      <style:text-properties fo:color="#000000" style:font-name="Georgia" fo:font-size="14pt" officeooo:rsid="00061fe9" style:font-size-asian="14pt"/>
    </style:style>
    <style:style style:name="T29" style:family="text">
      <style:text-properties fo:color="#000000" style:font-name="Calibri" fo:font-size="12pt" fo:language="es" fo:country="ES" fo:font-style="normal" fo:font-weight="normal" officeooo:rsid="001ac4b7" style:font-name-asian="Microsoft YaHei" style:font-size-asian="12pt" style:font-style-asian="normal" style:font-weight-asian="normal" style:font-name-complex="Mangal" style:font-size-complex="12pt" style:font-style-complex="normal" style:font-weight-complex="normal"/>
    </style:style>
    <style:style style:name="T30" style:family="text">
      <style:text-properties fo:color="#000000" style:font-name="Calibri" fo:font-size="12pt"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31" style:family="text">
      <style:text-properties fo:color="#000000" style:font-name="Calibri" fo:font-size="12pt" fo:language="es" fo:country="ES" fo:font-style="normal" fo:font-weight="normal" officeooo:rsid="001f1294" style:font-name-asian="Microsoft YaHei" style:font-size-asian="12pt" style:font-style-asian="normal" style:font-weight-asian="normal" style:font-name-complex="Mangal" style:font-size-complex="12pt" style:font-style-complex="normal" style:font-weight-complex="normal"/>
    </style:style>
    <style:style style:name="T32" style:family="text">
      <style:text-properties fo:color="#000000" style:font-name="Calibri" fo:font-size="12pt" fo:language="es" fo:country="ES" fo:font-style="italic" fo:font-weight="normal" officeooo:rsid="001d7778" style:font-name-asian="Microsoft YaHei" style:font-size-asian="12pt" style:font-style-asian="italic" style:font-weight-asian="normal" style:font-name-complex="Mangal" style:font-size-complex="12pt" style:font-style-complex="italic" style:font-weight-complex="normal"/>
    </style:style>
    <style:style style:name="T33" style:family="text">
      <style:text-properties fo:color="#000000" style:font-name="Calibri" fo:font-size="12pt" fo:font-style="normal" fo:font-weight="normal" officeooo:rsid="001d7778" style:font-size-asian="12pt" style:font-style-asian="normal" style:font-weight-asian="normal" style:font-size-complex="12pt" style:font-style-complex="normal" style:font-weight-complex="normal"/>
    </style:style>
    <style:style style:name="T34" style:family="text">
      <style:text-properties fo:color="#000000" style:font-name="Calibri" fo:font-size="12pt" fo:font-style="normal" fo:font-weight="normal" officeooo:rsid="0022536e" style:font-size-asian="12pt" style:font-style-asian="normal" style:font-weight-asian="normal" style:font-size-complex="12pt" style:font-style-complex="normal" style:font-weight-complex="normal"/>
    </style:style>
    <style:style style:name="T35" style:family="text">
      <style:text-properties fo:color="#000000" style:font-name="Calibri" fo:font-size="12pt" fo:font-style="normal" fo:font-weight="normal" officeooo:rsid="0023251d" style:font-size-asian="12pt" style:font-style-asian="normal" style:font-weight-asian="normal" style:font-size-complex="12pt" style:font-style-complex="normal" style:font-weight-complex="normal"/>
    </style:style>
    <style:style style:name="T36"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fo:color="#000000" style:font-name="Calibri" fo:font-size="12pt" fo:font-style="normal" style:font-size-asian="12pt" style:font-style-asian="normal" style:font-size-complex="12pt" style:font-style-complex="normal"/>
    </style:style>
    <style:style style:name="T38" style:family="text">
      <style:text-properties fo:color="#000000" style:font-name="Calibri" fo:font-size="12pt" fo:font-style="normal" style:font-size-asian="12pt" style:font-style-asian="normal" style:font-size-complex="12pt" style:font-style-complex="normal"/>
    </style:style>
    <style:style style:name="T39" style:family="text">
      <style:text-properties fo:color="#000000" style:font-name="Calibri" fo:font-size="12pt" fo:font-style="italic" fo:font-weight="normal" officeooo:rsid="0022536e" style:font-size-asian="12pt" style:font-style-asian="italic" style:font-weight-asian="normal" style:font-size-complex="12pt" style:font-style-complex="italic" style:font-weight-complex="normal"/>
    </style:style>
    <style:style style:name="T40" style:family="text">
      <style:text-properties fo:color="#000000" style:font-name="Inter" fo:font-size="12pt" fo:letter-spacing="normal" fo:font-style="normal" fo:font-weight="normal" officeooo:rsid="001d7778" style:font-style-asian="normal" style:font-style-complex="normal"/>
    </style:style>
    <style:style style:name="T41" style:family="text">
      <style:text-properties officeooo:rsid="00089260"/>
    </style:style>
    <style:style style:name="T42" style:family="text">
      <style:text-properties officeooo:rsid="000b9b96"/>
    </style:style>
    <style:style style:name="T43" style:family="text">
      <style:text-properties fo:font-style="italic" style:font-style-asian="italic" style:font-style-complex="italic"/>
    </style:style>
    <style:style style:name="T44" style:family="text">
      <style:text-properties fo:font-variant="normal" fo:text-transform="none" fo:color="#403f4c" style:font-name="Calibri" fo:letter-spacing="normal" fo:language="es" fo:country="ES" fo:font-style="normal" fo:font-weight="normal" officeooo:rsid="0001a986" style:font-weight-asian="normal" style:font-weight-complex="normal"/>
    </style:style>
    <style:style style:name="T45" style:family="text">
      <style:text-properties fo:font-variant="normal" fo:text-transform="none" fo:color="#000000" style:font-name="Calibri" fo:font-size="12pt" fo:letter-spacing="normal"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193285" style:font-style-asian="normal" style:font-style-complex="normal"/>
    </style:style>
    <style:style style:name="T48" style:family="text">
      <style:text-properties style:font-name="Liberation Sans" fo:font-size="18.2000007629395pt" fo:language="es" fo:country="ES" fo:font-weight="bold" officeooo:rsid="00089260" style:font-name-asian="Microsoft YaHei" style:font-size-asian="18.2000007629395pt" style:font-weight-asian="bold" style:font-name-complex="Mangal" style:font-size-complex="18.2000007629395pt" style:font-weight-complex="bold"/>
    </style:style>
    <style:style style:name="T49" style:family="text">
      <style:text-properties fo:color="#1b1b1b" style:font-name="Inter" fo:font-size="12pt" fo:letter-spacing="normal" fo:font-weight="normal" officeooo:rsid="001d7778"/>
    </style:style>
    <style:style style:name="T50" style:family="text">
      <style:text-properties fo:color="#1b1b1b" style:font-name="Inter" fo:font-size="12pt" fo:letter-spacing="normal" fo:font-style="normal" fo:font-weight="normal" officeooo:rsid="001d7778" style:font-style-asian="normal" style:font-style-complex="normal"/>
    </style:style>
    <style:style style:name="T51" style:family="text">
      <style:text-properties officeooo:rsid="002090c8"/>
    </style:style>
    <style:style style:name="T52" style:family="text">
      <style:text-properties officeooo:rsid="002097b2"/>
    </style:style>
    <style:style style:name="T53" style:family="text">
      <style:text-properties officeooo:rsid="0021ce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
      <text:p text:style-name="Title"/>
      <text:p text:style-name="Text_20_body"/>
      <text:p text:style-name="Text_20_body"/>
      <text:p text:style-name="P31">MEMORIA WEB DISEÑO DE INTERFACES WEB</text:p>
      <text:p text:style-name="P19"/>
      <text:p text:style-name="P19"/>
      <text:p text:style-name="P30">Plantas Carfra</text:p>
      <text:p text:style-name="P2"/>
      <text:p text:style-name="P2"/>
      <text:p text:style-name="P2"/>
      <text:p text:style-name="P2"/>
      <text:p text:style-name="P2"/>
      <text:p text:style-name="P18"><text:span text:style-name="T23"><text:s/></text:span><text:span text:style-name="T27">Autor</text:span><text:span text:style-name="T28">es</text:span><text:span text:style-name="T25">:</text:span></text:p>
      <text:p text:style-name="P15"><text:span text:style-name="T25">Carla</text:span><text:span text:style-name="T26"> Ruiz Ortega</text:span></text:p>
      <text:p text:style-name="P16"><text:span text:style-name="T25">F</text:span><text:span text:style-name="T24">rancisco José Micó Delgado</text:span></text:p>
      <text:p text:style-name="P17"/>
      <text:p text:style-name="P2"><text:soft-page-break/></text:p>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3"><text:a xlink:type="simple" xlink:href="#__RefHeading___Toc355_3036970065" text:style-name="Index_20_Link" text:visited-style-name="Index_20_Link">1. INTRODUCCIÓN<text:tab/>3</text:a></text:p>
          <text:p text:style-name="P34"><text:a xlink:type="simple" xlink:href="#__RefHeading___Toc357_3036970065" text:style-name="Index_20_Link" text:visited-style-name="Index_20_Link">1.1. Justificación<text:tab/>3</text:a></text:p>
          <text:p text:style-name="P34"><text:a xlink:type="simple" xlink:href="#__RefHeading___Toc359_3036970065" text:style-name="Index_20_Link" text:visited-style-name="Index_20_Link">1.2. Objetivos<text:tab/>3</text:a></text:p>
          <text:p text:style-name="P37"><text:a xlink:type="simple" xlink:href="#__RefHeading___Toc334_3036970065" text:style-name="Index_20_Link" text:visited-style-name="Index_20_Link">1.2.1. <text:s/>Características de la aplicación<text:tab/>3</text:a></text:p>
          <text:p text:style-name="P34"><text:a xlink:type="simple" xlink:href="#__RefHeading___Toc332_3036970065" text:style-name="Index_20_Link" text:visited-style-name="Index_20_Link">1.3. Comparativa<text:tab/>5</text:a></text:p>
          <text:p text:style-name="P33"><text:a xlink:type="simple" xlink:href="#__RefHeading___Toc361_3036970065" text:style-name="Index_20_Link" text:visited-style-name="Index_20_Link">2. ANÁLISIS Y PLANIFICACIÓN<text:tab/>5</text:a></text:p>
          <text:p text:style-name="P34"><text:a xlink:type="simple" xlink:href="#__RefHeading___Toc363_3036970065" text:style-name="Index_20_Link" text:visited-style-name="Index_20_Link">2.1. Análisis<text:tab/>5</text:a></text:p>
          <text:p text:style-name="P37"><text:a xlink:type="simple" xlink:href="#__RefHeading___Toc365_3036970065" text:style-name="Index_20_Link" text:visited-style-name="Index_20_Link">2.1.1. <text:s/>Requisitos funcionales de los usuarios<text:tab/>5</text:a></text:p>
          <text:p text:style-name="P37"><text:a xlink:type="simple" xlink:href="#__RefHeading___Toc367_3036970065" text:style-name="Index_20_Link" text:visited-style-name="Index_20_Link">2.1.2. <text:s/>Requisitos de la aplicación<text:tab/>5</text:a></text:p>
          <text:p text:style-name="P37"><text:a xlink:type="simple" xlink:href="#__RefHeading___Toc369_3036970065" text:style-name="Index_20_Link" text:visited-style-name="Index_20_Link">2.1.3. <text:s/>Lenguaje en la parte cliente<text:tab/>6</text:a></text:p>
          <text:p text:style-name="P34"><text:a xlink:type="simple" xlink:href="#__RefHeading___Toc371_3036970065" text:style-name="Index_20_Link" text:visited-style-name="Index_20_Link">2.2. Planificación y fases del desarrollo<text:tab/>6</text:a></text:p>
          <text:p text:style-name="P33"><text:a xlink:type="simple" xlink:href="#__RefHeading___Toc383_3036970065" text:style-name="Index_20_Link" text:visited-style-name="Index_20_Link">3. DESARROLLO<text:tab/>6</text:a></text:p>
          <text:p text:style-name="P34"><text:a xlink:type="simple" xlink:href="#__RefHeading___Toc385_3036970065" text:style-name="Index_20_Link" text:visited-style-name="Index_20_Link">3.1. Diseño y mockups<text:tab/>6</text:a></text:p>
          <text:p text:style-name="P34"><text:a xlink:type="simple" xlink:href="#__RefHeading___Toc387_3036970065" text:style-name="Index_20_Link" text:visited-style-name="Index_20_Link">3.2. Funcionalidad<text:tab/>6</text:a></text:p>
          <text:p text:style-name="P34"><text:a xlink:type="simple" xlink:href="#__RefHeading___Toc389_3036970065" text:style-name="Index_20_Link" text:visited-style-name="Index_20_Link">3.3. Codificación<text:tab/>6</text:a></text:p>
          <text:p text:style-name="P34"><text:a xlink:type="simple" xlink:href="#__RefHeading___Toc391_3036970065" text:style-name="Index_20_Link" text:visited-style-name="Index_20_Link">3.4. Mantenimiento<text:tab/>7</text:a></text:p>
          <text:p text:style-name="P33"><text:a xlink:type="simple" xlink:href="#__RefHeading___Toc393_3036970065" text:style-name="Index_20_Link" text:visited-style-name="Index_20_Link">4. AMPLIACIONES<text:tab/>7</text:a></text:p>
          <text:p text:style-name="P34"><text:a xlink:type="simple" xlink:href="#__RefHeading___Toc395_3036970065" text:style-name="Index_20_Link" text:visited-style-name="Index_20_Link">4.1. Mejora de código<text:tab/>7</text:a></text:p>
          <text:p text:style-name="P34"><text:a xlink:type="simple" xlink:href="#__RefHeading___Toc397_3036970065" text:style-name="Index_20_Link" text:visited-style-name="Index_20_Link">4.2. Soporte de idiomas<text:tab/>7</text:a></text:p>
          <text:p text:style-name="P33"><text:a xlink:type="simple" xlink:href="#__RefHeading___Toc399_3036970065" text:style-name="Index_20_Link" text:visited-style-name="Index_20_Link">5. EVALUACIÓN Y CONCLUSIONES FINALES<text:tab/>8</text:a></text:p>
          <text:p text:style-name="P33"><text:a xlink:type="simple" xlink:href="#__RefHeading___Toc401_3036970065" text:style-name="Index_20_Link" text:visited-style-name="Index_20_Link">6. REFERENCIAS<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39" text:outline-level="1"><text:bookmark-start text:name="__RefHeading___Toc355_3036970065"/>INTRODUCCIÓN <text:bookmark-end text:name="__RefHeading___Toc355_3036970065"/></text:h>
      <text:h text:style-name="P43" text:outline-level="2" text:restart-numbering="true" text:start-value="-1"><text:bookmark-start text:name="__RefHeading___Toc357_3036970065"/>Justificación<text:bookmark-end text:name="__RefHeading___Toc357_3036970065"/></text:h>
      <text:p text:style-name="P23"/>
      <text:p text:style-name="P32">La página web se ha realizado a petición de dos socios, Fran y Carla, los cuales decidieron formar una empresa pensando que no eran los únicos en tener ideales ecológicos y medioambientales. Por ello nos transmitieron la necesidad que tenían de ofrecer información y respuestas sobre dudas comunes respecto al mundo de las plantas para ayudar a impulsar un estilo de vida mucho más <text:span text:style-name="T43">eco-friendly </text:span>y <text:s/>mejorar el futuro del planeta.</text:p>
      <text:p text:style-name="P32">Ambos clientes buscaban una página web práctica y sencilla, desde la que poder ofrecer entre otras cosas: información sobre plantas, tanto de interior como de exterior, información sobre accesorios útiles para el cuidado de las plantas, información sobre cada estación del año y otras curiosidades como pueden ser consejos para purificar el aire, consejos a la hora de elegir y cuidar los diferentes tipos de plantas así como dar a conocer y publicitar lugares de interés turísticos botánicos.</text:p>
      <text:p text:style-name="P32"/>
      <text:h text:style-name="P44" text:outline-level="2"><text:bookmark-start text:name="__RefHeading___Toc359_3036970065"/>Objetivos<text:bookmark-end text:name="__RefHeading___Toc359_3036970065"/></text:h>
      <text:p text:style-name="P26"/>
      <text:p text:style-name="P35">El objetivo de la página web es el de poder dar a conocer, a un público variado, todo lo relacionado con el mundo de las plantas, tanto el esfuerzo que conlleva poder cuidarlas, como la alegría y satisfacción que da poder ver todo el proceso de crecimiento de las mismas, con el fin de que las personas puedan hacer este mundo mejor, impulsando el crecimiento y expansión de la naturaleza con los consejos, fotos y video tutoriales que se mostrarán en la misma.</text:p>
      <text:p text:style-name="P36">Las plantas <text:span text:style-name="T42">nos </text:span>dotan de<text:span text:style-name="T42">l</text:span> oxígeno <text:span text:style-name="T42">que se respira</text:span>, eliminan el dióxido de carbono,<text:span text:style-name="T42"> proporcionan alimentos a multitud de seres vivos y mantienen la tierra fértil, es por ello que con esta aplicación se quiere impulsar el cuidado del medio ambiente y el crecimiento del mismo.</text:span></text:p>
      <text:p text:style-name="P3"><text:s text:c="10"/></text:p>
      <text:h text:style-name="P50" text:outline-level="3"><text:bookmark-start text:name="__RefHeading___Toc334_3036970065"/><text:s/>Características de la aplicación<text:bookmark-end text:name="__RefHeading___Toc334_3036970065"/></text:h>
      <text:p text:style-name="P24"/>
      <text:p text:style-name="P11"><text:span text:style-name="T10">La aplicación cuenta con una página principal </text:span><text:span text:style-name="T11">donde se puede ver, de forma resumida, el contenido mas relevante <text:s/>relacionado con la temática de las plantas. <text:s/>Dicha página principal está compuesta por un recurso de diseño web que consiste en mostrar </text:span><text:span text:style-name="T12">diferentes</text:span><text:span text:style-name="T11"> imágenes <text:s/></text:span><text:span text:style-name="T12">de plantas </text:span><text:span text:style-name="T11">que se van </text:span><text:soft-page-break/><text:span text:style-name="T11">deslizando unas sobre otras, dicho recurso se denomina </text:span><text:span text:style-name="T17">Slider</text:span><text:span text:style-name="T44">.</text:span><text:span text:style-name="T11"> </text:span><text:span text:style-name="T12">A</text:span><text:span text:style-name="T11"> continuación </text:span><text:span text:style-name="T12">se muestra </text:span><text:span text:style-name="T11">una frase </text:span><text:span text:style-name="T12">celebre </text:span><text:span text:style-name="T11">de </text:span><text:span text:style-name="T17">Martin Luther King,</text:span><text:span text:style-name="T11"> muy conocida </text:span><text:span text:style-name="T13">que sirve para captar la atención de los usuarios</text:span><text:span text:style-name="T11">. </text:span></text:p>
      <text:p text:style-name="P4"/>
      <text:p text:style-name="P11"><text:span text:style-name="T13">Seguidamente nos encontramos </text:span><text:span text:style-name="T14">con </text:span><text:span text:style-name="T13">una sección compuesta por </text:span><text:span text:style-name="T14">3 apartados </text:span><text:span text:style-name="T13">en los que se ofrecen </text:span><text:span text:style-name="T14"><text:s/></text:span><text:span text:style-name="T13">algunos consejos relevantes y </text:span><text:span text:style-name="T14">diseñados para todo </text:span><text:span text:style-name="T13">aquel </text:span><text:span text:style-name="T14">principiante que se quiera adentrar en este mundo. </text:span><text:span text:style-name="T13">Dichos apartados, están estructurados de la misma forma, </text:span><text:span text:style-name="T14">cuentan con </text:span><text:span text:style-name="T13">una</text:span><text:span text:style-name="T14"> imagen </text:span><text:span text:style-name="T13">identificativa del consejo que se ofrece, un título y </text:span><text:span text:style-name="T14">una <text:s/></text:span><text:span text:style-name="T13">breve </text:span><text:span text:style-name="T14">explicaci</text:span><text:span text:style-name="T13">ón, además de que en la parte inferior de cada descripción se ha incluido un </text:span><text:span text:style-name="T18">link </text:span><text:span text:style-name="T7">desde el que se permite leer con más detalle la descripción completa del consejo y la posible visualización de un </text:span><text:span text:style-name="T14">vídeo, por si <text:s/></text:span><text:span text:style-name="T13">se desease</text:span><text:span text:style-name="T14"> conocer </text:span><text:span text:style-name="T13">con una mayor</text:span><text:span text:style-name="T14"> profundidad el tema elegido.</text:span></text:p>
      <text:p text:style-name="P5"/>
      <text:p text:style-name="P13"><text:span text:style-name="T9">Tras la sección explicada en el párrafo anterior, se ha incluido una frase para concienciar a los usuarios de la importancia del cuidado </text:span><text:span text:style-name="T15">de</text:span><text:span text:style-name="T9"> las plantas para </text:span><text:span text:style-name="T15">el beneficio de la humanidad y el medio ambiente.</text:span></text:p>
      <text:p text:style-name="P6"/>
      <text:p text:style-name="P7">A continuación y siguiendo con la estructura de la página principal, se ha incluido una sección, también, compuesta por 3 apartados, pero en este caso los apartados son 3 imágenes relacionadas con cada tipología de plantas: Interior, Exterior y Cactus, en cada una de ellas se ha incluido un botón que redirigirá al usuario a una nueva página con el detalle de plantas según la tipología seleccionada.</text:p>
      <text:p text:style-name="P7"/>
      <text:p text:style-name="P14"><text:span text:style-name="T9">Al final de la página principal se ha incluido una nueva frase celebre, esta vez de </text:span><text:span text:style-name="T16">Josep Fontserè i Mestre </text:span><text:span text:style-name="T5">desde la que se intenta llamar la atención indicando que los jardines en las ciudades son tan importantes como los pulmones en el cuerpo humano. Esta frase es una pequeña introducción al último de los apartados, en el que se muestra una sección para poder descubrir los jardines más emblemáticos de España, con la opción de poder visualizar una galería de fotos o una galería de vídeos. Si se pincha sobre cualquiera de los dos botones se abre una ventana emergente, </text:span><text:span text:style-name="T6">con un título indicativo de que jardín se está consultando en cada momento y</text:span><text:span text:style-name="T5"> desde la que se pueden ir pasando las imágenes o vídeos tanto de derecha a izquierda como a la inversa.</text:span></text:p>
      <text:p text:style-name="P8"/>
      <text:p text:style-name="P9">A parte de la página principal, se pueden encontrar 16 paginas más, en las que se puede visualizar la información relacionada con: Plantas, Accesorios, Estaciones, Curiosidades e información específica de los creadores de la web.</text:p>
      <text:p text:style-name="P9"/>
      <text:p text:style-name="P12"><text:span text:style-name="T6">Por último indicar que aparte de las peculiaridades de cada una de las páginas que componen esta web, cada una de ellas consta de </text:span><text:span text:style-name="T8">un </text:span><text:span text:style-name="T19">breadcrumb</text:span><text:span text:style-name="T6"> </text:span><text:span text:style-name="T8">(migas de pan), las cuales indican en la parte superior de cada una de las páginas de donde viene el usuario, </text:span><text:span text:style-name="T6">un menú y un pie de página. El menú aparece en la parte superior de cada una de las páginas desde el que se permite ir a cualquiera de las 16 páginas de las que consta la web, este menú es </text:span><text:span text:style-name="T20">responsive</text:span><text:span text:style-name="T6">, es decir, se adapta a cualquier pantalla, ya sea de ordenador, </text:span><text:span text:style-name="T20">tablet</text:span><text:span text:style-name="T6"> o </text:span><text:span text:style-name="T20">smartphone</text:span><text:span text:style-name="T6">. En cuanto al pie se ubica en la parte final de cada una de la </text:span><text:soft-page-break/><text:span text:style-name="T6">páginas y está compuesto por: el </text:span><text:span text:style-name="T20">copyright,</text:span><text:span text:style-name="T6"> la ubicación de </text:span><text:span text:style-name="T8">la empresa Carfra y una sección para fomentar el seguimiento de los consejos que ofrece esta empresa a través de sus redes sociales más populares: </text:span><text:span text:style-name="T19">Instragram</text:span><text:span text:style-name="T8">, </text:span><text:span text:style-name="T19">Twitter</text:span><text:span text:style-name="T8">, </text:span><text:span text:style-name="T19">Facebook</text:span><text:span text:style-name="T8"> y </text:span><text:span text:style-name="T19">Youtube</text:span><text:span text:style-name="T8">.</text:span></text:p>
      <text:h text:style-name="P45" text:outline-level="2"><text:bookmark-start text:name="__RefHeading___Toc332_3036970065"/><text:span text:style-name="T2">C</text:span><text:span text:style-name="T1">omparativa</text:span><text:bookmark-end text:name="__RefHeading___Toc332_3036970065"/></text:h>
      <text:p text:style-name="P25"/>
      <text:p text:style-name="P28"><text:span text:style-name="T22">Hemos comparado esta página web con otras similares, entre las que podemos destacar </text:span><text:a xlink:type="simple" xlink:href="https://verdecora.es/blog/" text:style-name="Internet_20_link" text:visited-style-name="Visited_20_Internet_20_Link">https://verdecora.es/blog/</text:a><text:span text:style-name="T22">, en la que se han mezclado varias temáticas, lo cual distrae la atención del usuario, por eso hemos querido centrar nuestra página web en un único tema en cuestión (Las plantas).</text:span></text:p>
      <text:p text:style-name="P27"><text:span text:style-name="T22">Por otro lado </text:span><text:span text:style-name="T21">en:</text:span><text:span text:style-name="T22"> </text:span><text:a xlink:type="simple" xlink:href="https://be.green/es/blog/" text:style-name="Internet_20_link" text:visited-style-name="Visited_20_Internet_20_Link">https://be.green/es/blog/</text:a><text:span text:style-name="T22"> vemos que su página principal se centra en una galería de imágenes pequeñas, con much</text:span><text:span text:style-name="T21">os datos</text:span><text:span text:style-name="T22"> que dificulta la búsqueda de una información concreta por parte del usuario, nosotros hemos optado por hacer una página más minimista, y diferenciar los temas por secciones para que el usuario pueda encontrar fácilmente la información deseada.</text:span></text:p>
      <text:h text:style-name="P40" text:outline-level="1"><text:bookmark-start text:name="__RefHeading___Toc361_3036970065"/>ANÁLISIS Y PLANIFICACIÓN<text:bookmark-end text:name="__RefHeading___Toc361_3036970065"/></text:h>
      <text:h text:style-name="P46" text:outline-level="2" text:restart-numbering="true" text:start-value="-1"><text:bookmark-start text:name="__RefHeading___Toc363_3036970065"/>Análisis<text:bookmark-end text:name="__RefHeading___Toc363_3036970065"/></text:h>
      <text:h text:style-name="P51" text:outline-level="3"><text:bookmark-start text:name="__RefHeading___Toc365_3036970065"/><text:s/>Requisitos funcionales de los usuarios<text:bookmark-end text:name="__RefHeading___Toc365_3036970065"/></text:h>
      <text:p text:style-name="P52"/>
      <text:p text:style-name="P29"><text:span text:style-name="T46">Para poder acceder a la página web </text:span><text:span text:style-name="T47">se necesita disponer de</text:span><text:span text:style-name="T46"> cualquier </text:span><text:span text:style-name="T47">tipo de </text:span><text:span text:style-name="T46">dispositivo: </text:span><text:span text:style-name="T43">tablet</text:span><text:span text:style-name="T46">, </text:span><text:span text:style-name="T43">Smartphone</text:span><text:span text:style-name="T46"> </text:span><text:span text:style-name="T47">u</text:span><text:span text:style-name="T46"> ordenador, </text:span><text:span text:style-name="T47">con una conexión a internet medianamente potente, ya que dispone de varias galerías de videos e imágenes, las cuales requieren un ancho de banda importante para poder ser cargadas de forma correcta</text:span><text:span text:style-name="T46">. </text:span></text:p>
      <text:p text:style-name="P56"/>
      <text:h text:style-name="P51" text:outline-level="3"><text:bookmark-start text:name="__RefHeading___Toc367_3036970065"/><text:s/>Requisitos de la aplicación<text:bookmark-end text:name="__RefHeading___Toc367_3036970065"/></text:h>
      <text:p text:style-name="P52"/>
      <text:p text:style-name="P57">Dado que la página web no va a ser publicada de momento, para poder ejecutarla y ponerla en funcionamiento será necesario disponer de un servidor apache en el dispositivo desde el que se desee acceder. Si en un futuro se quisiera publicar, se tendría que contratar el alojamiento de la misma en un servidor de pago y configurar la URL deseada con el dominio correspondiente.</text:p>
      <text:h text:style-name="P51" text:outline-level="3"><text:bookmark-start text:name="__RefHeading___Toc369_3036970065"/><text:soft-page-break/><text:s/>Lenguaje en la parte cliente<text:bookmark-end text:name="__RefHeading___Toc369_3036970065"/></text:h>
      <text:p text:style-name="P38"><text:span text:style-name="T29">En nuestro caso era imprescindible </text:span><text:span text:style-name="T30">el</text:span><text:span text:style-name="T29"> uso </text:span><text:span text:style-name="T30">del lenguaje </text:span><text:span text:style-name="Emphasis"><text:span text:style-name="T49">HyperText Markup Language</text:span></text:span><text:span text:style-name="Emphasis"><text:span text:style-name="T50"> </text:span></text:span><text:span text:style-name="Emphasis"><text:span text:style-name="T40">(</text:span></text:span><text:span text:style-name="T30">HTML5), dado que es uno de los requisitos de los que consta este proyecto, y sin él </text:span><text:span text:style-name="T29">no h</text:span><text:span text:style-name="T30">ubiéramos podido realizar las diferentes páginas de las que consta nuestro proyecto, ya que con HTML se de</text:span><text:span text:style-name="T45">fine el significado y la estructura del contenido de nuestra web. </text:span></text:p>
      <text:p text:style-name="P38"><text:span text:style-name="T45"/></text:p>
      <text:p text:style-name="P38"><text:span text:style-name="T45">Para la parte de estilos hemos usado el lenguaje </text:span><text:span text:style-name="T32">Cascading Style Sheets</text:span><text:span text:style-name="T30"> (CSS), el cual es un lenguaje de hojas de estilo encargado de describir el aspecto y el formato de un documento escrito en un lenguaje de marcas como es el HTML, sin él no </text:span><text:span text:style-name="T31">hubiéramos</text:span><text:span text:style-name="T30"> podido controlar el estilo y el formato de las múltiples páginas de las que consta nuestra web </text:span><text:span text:style-name="T31">de forma fácil y rápida,</text:span><text:span text:style-name="T30"> ya que con el CSS hemos tenido la flexibilidad de </text:span><text:span text:style-name="T31">poder </text:span><text:span text:style-name="T30">cambiar en cualquier momento alguna parte o la totalidad del diseño de nuestra</text:span><text:span text:style-name="T31">s</text:span><text:span text:style-name="T30"> páginas con tan solo modificar la hoja de estilo, sin que ello suponga </text:span><text:span text:style-name="T31">alterar</text:span><text:span text:style-name="T30"> uno a uno los detalles de cada uno de los contenidos.</text:span></text:p>
      <text:p text:style-name="P58"/>
      <text:h text:style-name="P46" text:outline-level="2"><text:bookmark-start text:name="__RefHeading___Toc371_3036970065"/>Planificación y fases del desarrollo<text:bookmark-end text:name="__RefHeading___Toc371_3036970065"/></text:h>
      <text:p text:style-name="P59"/>
      <text:p text:style-name="P59">La planificación <text:span text:style-name="T51">que se ha seguido para el desarrollo del presente proyecto, ha sido la siguiente:</text:span></text:p>
      <table:table table:name="Tabla1" table:style-name="Tabla1">
        <table:table-column table:style-name="Tabla1.A"/>
        <table:table-column table:style-name="Tabla1.B"/>
        <table:table-row>
          <table:table-cell table:style-name="Tabla1.A1" office:value-type="string">
            <text:p text:style-name="P65">Tarea</text:p>
          </table:table-cell>
          <table:table-cell table:style-name="Tabla1.B1" office:value-type="string">
            <text:p text:style-name="P65">Tiempo planificado</text:p>
          </table:table-cell>
        </table:table-row>
        <table:table-row>
          <table:table-cell table:style-name="Tabla1.A11" office:value-type="string">
            <text:p text:style-name="P60">Barajar tem<text:span text:style-name="T53">áticas </text:span>posibles y buscar información al respecto.</text:p>
          </table:table-cell>
          <table:table-cell table:style-name="Tabla1.B11" office:value-type="string">
            <text:p text:style-name="P60"><text:span text:style-name="T52">5 días</text:span></text:p>
          </table:table-cell>
        </table:table-row>
        <table:table-row>
          <table:table-cell table:style-name="Tabla1.A3" table:number-columns-spanned="2" office:value-type="string">
            <text:p text:style-name="P64">Una vez decidida la temática de la web:</text:p>
          </table:table-cell>
          <table:covered-table-cell/>
        </table:table-row>
        <table:table-row>
          <table:table-cell table:style-name="Tabla1.A11" office:value-type="string">
            <text:p text:style-name="P68">Obtener información detallada de plantas y consultar páginas similares.</text:p>
          </table:table-cell>
          <table:table-cell table:style-name="Tabla1.B11" office:value-type="string">
            <text:p text:style-name="P61">7 días</text:p>
          </table:table-cell>
        </table:table-row>
        <table:table-row>
          <table:table-cell table:style-name="Tabla1.A11" office:value-type="string">
            <text:p text:style-name="P61">Planificar asignación de tareas y crearlas en Trello.</text:p>
          </table:table-cell>
          <table:table-cell table:style-name="Tabla1.B11" office:value-type="string">
            <text:p text:style-name="P61">2 días</text:p>
          </table:table-cell>
        </table:table-row>
        <table:table-row>
          <table:table-cell table:style-name="Tabla1.A11" office:value-type="string">
            <text:p text:style-name="P61">Creación <text:span text:style-name="T43">mockups </text:span><text:span text:style-name="T46">de todas las pantallas</text:span></text:p>
          </table:table-cell>
          <table:table-cell table:style-name="Tabla1.B11" office:value-type="string">
            <text:p text:style-name="P61">5 días</text:p>
          </table:table-cell>
        </table:table-row>
        <table:table-row>
          <table:table-cell table:style-name="Tabla1.A3" table:number-columns-spanned="2" office:value-type="string">
            <text:p text:style-name="P66">Tareas detalladas:</text:p>
          </table:table-cell>
          <table:covered-table-cell/>
        </table:table-row>
        <table:table-row>
          <table:table-cell table:style-name="Tabla1.A11" office:value-type="string">
            <text:p text:style-name="P61">Creación menú y cabecera con logo</text:p>
          </table:table-cell>
          <table:table-cell table:style-name="Tabla1.B11" office:value-type="string">
            <text:p text:style-name="P61">1 día</text:p>
          </table:table-cell>
        </table:table-row>
        <table:table-row>
          <table:table-cell table:style-name="Tabla1.A11" office:value-type="string">
            <text:p text:style-name="P61">Creación pie de página con copyright, ubicación y redes sociales</text:p>
          </table:table-cell>
          <table:table-cell table:style-name="Tabla1.B11" office:value-type="string">
            <text:p text:style-name="P61">1 día</text:p>
          </table:table-cell>
        </table:table-row>
        <table:table-row>
          <table:table-cell table:style-name="Tabla1.A11" office:value-type="string">
            <text:p text:style-name="P61">Creación tablas contenido</text:p>
          </table:table-cell>
          <table:table-cell table:style-name="Tabla1.B11" office:value-type="string">
            <text:p text:style-name="P61">3 días</text:p>
          </table:table-cell>
        </table:table-row>
        <table:table-row>
          <table:table-cell table:style-name="Tabla1.A11" office:value-type="string">
            <text:p text:style-name="P61">Creación slider</text:p>
          </table:table-cell>
          <table:table-cell table:style-name="Tabla1.B11" office:value-type="string">
            <text:p text:style-name="P61">1 día</text:p>
          </table:table-cell>
        </table:table-row>
        <table:table-row>
          <table:table-cell table:style-name="Tabla1.A12" office:value-type="string">
            <text:p text:style-name="P61">Creación formulario acceso</text:p>
          </table:table-cell>
          <table:table-cell table:style-name="Tabla1.B12" office:value-type="string">
            <text:p text:style-name="P61">2 días</text:p>
          </table:table-cell>
        </table:table-row>
        <table:table-row>
          <table:table-cell table:style-name="Tabla1.A13" office:value-type="string">
            <text:p text:style-name="P61">Creación galería de imágenes y vídeos</text:p>
          </table:table-cell>
          <table:table-cell table:style-name="Tabla1.B13" office:value-type="string">
            <text:p text:style-name="P61">3 días</text:p>
          </table:table-cell>
        </table:table-row>
        <table:table-row>
          <table:table-cell table:style-name="Tabla1.A3" table:number-columns-spanned="2" office:value-type="string">
            <text:p text:style-name="P67">Tareas generales:</text:p>
          </table:table-cell>
          <table:covered-table-cell/>
        </table:table-row>
      </table:table>
      <table:table table:name="Tabla2" table:style-name="Tabla2">
        <table:table-column table:style-name="Tabla2.A"/>
        <table:table-column table:style-name="Tabla2.B"/>
        <table:table-row>
          <table:table-cell table:style-name="Tabla2.A1" office:value-type="string">
            <text:p text:style-name="P63">Creación hoja de estilo general</text:p>
          </table:table-cell>
          <table:table-cell table:style-name="Tabla2.B1" office:value-type="string">
            <text:p text:style-name="P62"><text:span text:style-name="T53">4</text:span> días</text:p>
          </table:table-cell>
        </table:table-row>
        <table:table-row>
          <table:table-cell table:style-name="Tabla2.A2" office:value-type="string">
            <text:p text:style-name="P63">Pruebas y últimos retoques</text:p>
          </table:table-cell>
          <table:table-cell table:style-name="Tabla2.B2" office:value-type="string">
            <text:p text:style-name="P63">2 días</text:p>
          </table:table-cell>
        </table:table-row>
      </table:table>
      <text:h text:style-name="P42" text:outline-level="1"><text:bookmark-start text:name="__RefHeading___Toc383_3036970065"/><text:soft-page-break/><text:span text:style-name="T48">DESARROLLO</text:span><text:bookmark-end text:name="__RefHeading___Toc383_3036970065"/></text:h>
      <text:h text:style-name="P49" text:outline-level="2" text:restart-numbering="true" text:start-value="-1"><text:bookmark-start text:name="__RefHeading___Toc385_3036970065"/>Diseño y mockups<text:bookmark-end text:name="__RefHeading___Toc385_3036970065"/></text:h>
      <text:p text:style-name="P53"><text:tab/><text:span text:style-name="T33">Para ll</text:span><text:span text:style-name="T34">evar a cabo el diseño y la implementación de nuestra página web de plantas, primeramente hicimos varios diseños a papel, </text:span><text:span text:style-name="T35">lo cual nos permitió </text:span><text:span text:style-name="T34">contrarrestar opiniones entre los dos componentes del equipo y poder llegar a un acuerdo que fuera lo más intuitivo y práctico para el cliente. Tras llegar a un acuerdo con el diseño que íbamos a realizar, plasmamos dichos bocetos en la herramienta </text:span><text:span text:style-name="T39">Balsamiq Wireframes</text:span><text:span text:style-name="T34">, la cual nos ha permitido crear la estructura de nuestra interfaz </text:span><text:span text:style-name="T35">web </text:span><text:span text:style-name="T34">de forma fácil y eficaz, ya que es un programa de escritorio </text:span><text:span text:style-name="T35">con una interfaz muy fácil de usar que a la vez permite escoger un montón de objetos prediseñados como pueden ser: menús, tablas, imágenes, y lo más importante es que nos ha permitido exportar dichos bocetos a imágenes para poder facilitárselos al cliente.</text:span></text:p>
      <text:p text:style-name="P54"><text:span text:style-name="T36"><text:tab/>Para el diseño, hemos utilizado una paleta de colores pastel con tonos azul-verdoso, el cual se asocia al color que más abunda en las plantas, ya que la gran mayoría suelen ser verdes o tener hojas de dicho color.</text:span></text:p>
      <text:p text:style-name="P55"><text:span text:style-name="T37">PONER IMAGEN PALETA COLORES</text:span></text:p>
      <text:h text:style-name="P47" text:outline-level="2"><text:bookmark-start text:name="__RefHeading___Toc387_3036970065"/><text:span text:style-name="T41">Funci</text:span>o<text:span text:style-name="T41">nalidad</text:span><text:bookmark-end text:name="__RefHeading___Toc387_3036970065"/></text:h>
      <text:p text:style-name="P20"/>
      <text:h text:style-name="P48" text:outline-level="2"><text:bookmark-start text:name="__RefHeading___Toc389_3036970065"/>Codificación<text:bookmark-end text:name="__RefHeading___Toc389_3036970065"/></text:h>
      <text:p text:style-name="P20"/>
      <text:h text:style-name="P48" text:outline-level="2"><text:bookmark-start text:name="__RefHeading___Toc391_3036970065"/>Mantenimiento<text:bookmark-end text:name="__RefHeading___Toc391_3036970065"/></text:h>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h text:style-name="P41" text:outline-level="1"><text:bookmark-start text:name="__RefHeading___Toc393_3036970065"/>AMPLIACIONES<text:bookmark-end text:name="__RefHeading___Toc393_3036970065"/></text:h>
      <text:h text:style-name="P49" text:outline-level="2" text:restart-numbering="true" text:start-value="-1"><text:bookmark-start text:name="__RefHeading___Toc395_3036970065"/>Mejora de código<text:bookmark-end text:name="__RefHeading___Toc395_3036970065"/></text:h>
      <text:p text:style-name="P21"/>
      <text:h text:style-name="P48" text:outline-level="2"><text:bookmark-start text:name="__RefHeading___Toc397_3036970065"/>Soporte de idiomas<text:bookmark-end text:name="__RefHeading___Toc397_3036970065"/></text:h>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h text:style-name="P41" text:outline-level="1"><text:bookmark-start text:name="__RefHeading___Toc399_3036970065"/>EVALUACIÓN Y CONCLUSIONES FINALES<text:bookmark-end text:name="__RefHeading___Toc399_3036970065"/></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41" text:outline-level="1"><text:bookmark-start text:name="__RefHeading___Toc401_3036970065"/>REFERENCIAS<text:bookmark-end text:name="__RefHeading___Toc401_3036970065"/></text:h>
      <text:p text:style-name="P22"><text:span text:style-name="T4">[1] </text:span><text:a xlink:type="simple" xlink:href="https://www.fao.org/3/w1309s/w1309s07.htm" text:style-name="Internet_20_link" text:visited-style-name="Visited_20_Internet_20_Link">https://www.fao.org/3/w1309s/w1309s07.htm</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0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Header"><draw:frame draw:style-name="Mfr1" draw:name="Imagen1" text:anchor-type="paragraph" svg:x="15.171cm" svg:y="-1.482cm" svg:width="2.434cm" svg:height="2.434cm" draw:z-index="9"><draw:image xlink:href="Pictures/100000000000024F0000024FF61B8D187C6D09B5.jpg" xlink:type="simple" xlink:show="embed" xlink:actuate="onLoad" loext:mime-type="image/jpeg"/></draw:frame></text:p>
      </style:head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3:56:00</meta:creation-date>
    <meta:generator>LibreOffice/6.1.2.1$Windows_X86_64 LibreOffice_project/65905a128db06ba48db947242809d14d3f9a93fe</meta:generator>
    <dc:date>2023-01-05T14:31:59.520000000</dc:date>
    <meta:editing-duration>PT4H16M46S</meta:editing-duration>
    <meta:editing-cycles>22</meta:editing-cycles>
    <dc:title>Desarrollo de una aplicación domótica basada en el estándar KNX y su control web</dc:title>
    <meta:initial-creator>Vicente Sánchez Cervera</meta:initial-creator>
    <meta:document-statistic meta:table-count="2" meta:image-count="1" meta:object-count="0" meta:page-count="10" meta:paragraph-count="100" meta:word-count="1771" meta:character-count="10529" meta:non-whitespace-character-count="8845"/>
  </office:meta>
</office:document-meta>
</file>